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ff3333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dd372" officeooo:paragraph-rsid="017dd372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text-properties fo:font-variant="normal" fo:text-transform="none" fo:color="#0066cc" fo:font-size="18pt" fo:letter-spacing="normal" fo:font-style="normal" fo:font-weight="bold" officeooo:rsid="017e1318" officeooo:paragraph-rsid="01937a96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size="18pt" fo:font-weight="bold" officeooo:rsid="01572232" officeooo:paragraph-rsid="0192dff3" style:font-size-asian="18pt" style:font-weight-asian="bold" style:font-size-complex="18pt" style:font-weight-complex="bold"/>
    </style:style>
    <style:style style:name="P9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6f5b5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paragraph-rsid="01937a96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paragraph-rsid="0194892a" style:font-weight-asian="bold" style:font-weight-complex="bold"/>
    </style:style>
    <style:style style:name="P15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0aa33" officeooo:paragraph-rsid="0180aa3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4dc1c" officeooo:paragraph-rsid="0192dff3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985a28" officeooo:paragraph-rsid="01985a28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99a56f" officeooo:paragraph-rsid="0199a56f" style:font-size-asian="18pt" style:font-weight-asian="bold" style:font-size-complex="18pt" style:font-weight-complex="bold"/>
    </style:style>
    <style:style style:name="P20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97316b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90f966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906618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90661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90e723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94892a" style:font-size-asian="18pt" style:font-size-complex="18pt"/>
    </style:style>
    <style:style style:name="T11" style:family="text">
      <style:text-properties fo:font-variant="normal" fo:text-transform="none" fo:letter-spacing="normal" fo:font-style="normal" officeooo:rsid="01139296"/>
    </style:style>
    <style:style style:name="T12" style:family="text">
      <style:text-properties fo:font-variant="normal" fo:text-transform="none" fo:letter-spacing="normal" fo:font-style="normal" officeooo:rsid="01906618"/>
    </style:style>
    <style:style style:name="T13" style:family="text">
      <style:text-properties fo:font-variant="normal" fo:text-transform="none" fo:color="#0066cc" fo:font-size="18pt" fo:letter-spacing="normal" fo:font-style="normal" officeooo:rsid="017e1318" style:font-size-asian="18pt" style:font-size-complex="18pt"/>
    </style:style>
    <style:style style:name="T14" style:family="text">
      <style:text-properties fo:font-variant="normal" fo:text-transform="none" fo:color="#3333ff" fo:font-size="18pt" fo:letter-spacing="normal" fo:font-style="normal" officeooo:rsid="0194892a" style:font-size-asian="18pt" style:font-size-complex="18pt"/>
    </style:style>
    <style:style style:name="T15" style:family="text">
      <style:text-properties fo:font-variant="normal" fo:text-transform="none" fo:color="#3333ff" fo:letter-spacing="normal" fo:font-style="normal" officeooo:rsid="01906618"/>
    </style:style>
    <style:style style:name="T16" style:family="text">
      <style:text-properties fo:font-variant="normal" fo:text-transform="none" fo:color="#663399" fo:font-size="18pt" fo:letter-spacing="normal" fo:font-style="normal" officeooo:rsid="0190e723" style:font-size-asian="18pt" style:font-size-complex="18pt"/>
    </style:style>
    <style:style style:name="T17" style:family="text">
      <style:text-properties fo:font-variant="normal" fo:text-transform="none" fo:color="#663399" fo:font-size="18pt" fo:letter-spacing="normal" fo:font-style="normal" officeooo:rsid="0197316b" style:font-size-asian="18pt" style:font-size-complex="18pt"/>
    </style:style>
    <style:style style:name="T18" style:family="text">
      <style:text-properties officeooo:rsid="002a6821"/>
    </style:style>
    <style:style style:name="T19" style:family="text">
      <style:text-properties officeooo:rsid="00551f18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0000" fo:font-size="18pt" officeooo:rsid="01139296" style:font-size-asian="18pt" style:font-size-complex="18pt"/>
    </style:style>
    <style:style style:name="T22" style:family="text">
      <style:text-properties fo:color="#ff0000" officeooo:rsid="00c063df"/>
    </style:style>
    <style:style style:name="T23" style:family="text">
      <style:text-properties officeooo:rsid="00d98e39"/>
    </style:style>
    <style:style style:name="T24" style:family="text">
      <style:text-properties officeooo:rsid="00f35d40"/>
    </style:style>
    <style:style style:name="T25" style:family="text">
      <style:text-properties officeooo:rsid="01913f3e"/>
    </style:style>
    <style:style style:name="T26" style:family="text">
      <style:text-properties officeooo:rsid="0192dff3"/>
    </style:style>
    <style:style style:name="T27" style:family="text">
      <style:text-properties officeooo:rsid="0193186f"/>
    </style:style>
    <style:style style:name="T28" style:family="text">
      <style:text-properties fo:color="#ff0066" officeooo:rsid="01913f3e"/>
    </style:style>
    <style:style style:name="T29" style:family="text">
      <style:text-properties officeooo:rsid="019b3e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P</text:span>lan piosenek <text:span text:style-name="T19">2014.06.24.</text:span></text:p>
      <text:p text:style-name="P2">#<text:span text:style-name="T23">################### Lista piosenek</text:span><text:span text:style-name="T22"> </text:span>#<text:span text:style-name="T24">###################</text:span></text:p>
      <text:list xml:id="list2824908698262816392" text:style-name="L1">
        <text:list-header>
          <text:p text:style-name="P9"><text:span text:style-name="T4">1. <text:s/></text:span><text:span text:style-name="T5">Wody Jordanu</text:span></text:p>
          <text:p text:style-name="P10">r</text:p>
        </text:list-header>
      </text:list>
      <text:p text:style-name="P4"/>
      <text:p text:style-name="P3"><text:span text:style-name="T11">2. </text:span><text:span text:style-name="T15">Gloria</text:span></text:p>
      <text:p text:style-name="P5">z</text:p>
      <text:list xml:id="list80639022160628" text:continue-numbering="true" text:style-name="L1">
        <text:list-header>
          <text:p text:style-name="P11"/>
          <text:p text:style-name="P12"><text:span text:style-name="T7">3</text:span><text:span text:style-name="T6">. <text:s/></text:span><text:span text:style-name="T8">Nie lękajcie się, Ja jestem z wami</text:span></text:p>
        </text:list-header>
      </text:list>
      <text:p text:style-name="P13"><text:span text:style-name="T13">b</text:span></text:p>
      <text:p text:style-name="P13"><text:span text:style-name="T13"/></text:p>
      <text:p text:style-name="P14"><text:span text:style-name="T7">3.</text:span><text:span text:style-name="T10">5</text:span><text:span text:style-name="T6">. <text:s/></text:span><text:span text:style-name="T14">Psalm (już zaladowany chyba)</text:span></text:p>
      <text:p text:style-name="P14"><text:span text:style-name="T13">b</text:span></text:p>
      <text:p text:style-name="P7"/>
      <text:list xml:id="list80639025164335" text:continue-numbering="true" text:style-name="L1">
        <text:list-header>
          <text:p text:style-name="P20"><text:span text:style-name="T21">4</text:span><text:span text:style-name="T20">. <text:s/></text:span><text:span text:style-name="T17">ŚWIĘTY na osiołku bez osiolka legalne</text:span></text:p>
          <text:p text:style-name="P18">po 6 oni bedą dalej śpiewali, a ja mam wyłączyć</text:p>
          <text:p text:style-name="P15"/>
        </text:list-header>
      </text:list>
      <text:p text:style-name="P6"><text:span text:style-name="T2">5</text:span><text:span text:style-name="T1">. <text:s/></text:span><text:span text:style-name="T3">Skosztujcie i zobaczcie</text:span></text:p>
      <text:list xml:id="list80639027152732" text:continue-numbering="true" text:style-name="L1">
        <text:list-header>
          <text:p text:style-name="P16">z</text:p>
        </text:list-header>
      </text:list>
      <text:p text:style-name="P8"/>
      <text:p text:style-name="P8">6. <text:span text:style-name="T28">Chlebie najcichszy (awaryjna)</text:span></text:p>
      <text:p text:style-name="P17">0</text:p>
      <text:p text:style-name="P8"/>
      <text:p text:style-name="P8"><text:span text:style-name="T26">7</text:span>. <text:span text:style-name="T27">Nasz Bóg (+ zwrotki)</text:span></text:p>
      <text:p text:style-name="P19">zx2, r środkowy x2, r pocz i kon x4 – <text:span text:style-name="T29">tak Szefowa ustaliła</text:span></text:p>
      <text:p text:style-name="P8"/>
      <text:p text:style-name="P8"><text:span text:style-name="T26">8</text:span>. <text:span text:style-name="T27">Przyjdź Jezu przyjdź</text:span></text:p>
      <text:p text:style-name="P17">0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6M58S</meta:editing-duration>
    <meta:editing-cycles>428</meta:editing-cycles>
    <meta:generator>LibreOffice/4.1.2.3$Windows_x86 LibreOffice_project/40b2d7fde7e8d2d7bc5a449dc65df4d08a7dd38</meta:generator>
    <dc:date>2014-06-24T08:06:38.957000000</dc:date>
    <meta:document-statistic meta:table-count="0" meta:image-count="0" meta:object-count="0" meta:page-count="1" meta:paragraph-count="20" meta:word-count="78" meta:character-count="436" meta:non-whitespace-character-count="372"/>
    <meta:user-defined meta:name="Info 1"/>
    <meta:user-defined meta:name="Info 2"/>
    <meta:user-defined meta:name="Info 3"/>
    <meta:user-defined meta:name="Info 4"/>
  </office:meta>
</office:document-meta>
</file>